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8ef" officeooo:paragraph-rsid="000398ef"/>
    </style:style>
    <style:style style:name="P2" style:family="paragraph" style:parent-style-name="Standard">
      <style:text-properties officeooo:paragraph-rsid="0008cc48"/>
    </style:style>
    <style:style style:name="T1" style:family="text">
      <style:text-properties officeooo:rsid="000398ef"/>
    </style:style>
    <style:style style:name="T2" style:family="text">
      <style:text-properties fo:font-weight="bold" officeooo:rsid="000398ef" style:font-weight-asian="bold" style:font-weight-complex="bold"/>
    </style:style>
    <style:style style:name="T3" style:family="text">
      <style:text-properties fo:font-style="italic" officeooo:rsid="0003e537" style:font-style-asian="italic" style:font-style-complex="italic"/>
    </style:style>
    <style:style style:name="T4" style:family="text">
      <style:text-properties fo:font-style="italic" officeooo:rsid="000398ef" style:font-style-asian="italic" style:font-style-complex="italic"/>
    </style:style>
    <style:style style:name="T5" style:family="text">
      <style:text-properties fo:font-style="normal" officeooo:rsid="0003e537" style:font-style-asian="normal" style:font-style-complex="normal"/>
    </style:style>
    <style:style style:name="T6" style:family="text">
      <style:text-properties fo:color="#800080" loext:opacity="100%" fo:font-style="normal" officeooo:rsid="0003e537" fo:background-color="#cccccc" loext:char-shading-value="0" style:font-style-asian="normal" style:font-style-complex="normal"/>
    </style:style>
    <style:style style:name="T7" style:family="text">
      <style:text-properties fo:color="#800080" loext:opacity="100%" fo:font-style="normal" officeooo:rsid="00097b41" fo:background-color="#cccccc" loext:char-shading-value="0" style:font-style-asian="normal" style:font-style-complex="normal"/>
    </style:style>
    <style:style style:name="T8" style:family="text">
      <style:text-properties fo:color="#ff0000" loext:opacity="100%" fo:font-style="normal" officeooo:rsid="0003e537" fo:background-color="#ffd8ce" loext:char-shading-value="0" style:font-style-asian="normal" style:font-style-complex="normal"/>
    </style:style>
    <style:style style:name="T9" style:family="text">
      <style:text-properties fo:color="#ffff00" loext:opacity="100%" fo:font-style="normal" officeooo:rsid="0003e537" fo:background-color="#5983b0" loext:char-shading-value="0" style:font-style-asian="normal" style:font-style-complex="normal"/>
    </style:style>
    <style:style style:name="T10" style:family="text">
      <style:text-properties officeooo:rsid="00097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% for c in 'ABC' %}</text:p>
      <text:p text:style-name="P2"><text:span text:style-name="T1"><text:tab/>{% if c != 'B' %} <text:s text:c="2"/>{{ c }}{% else%}</text:span><text:span text:style-name="T2">{{ c }}-old</text:span><text:span text:style-name="T1">{% end</text:span><text:span text:style-name="T10">if </text:span><text:span text:style-name="T1">%}</text:span><text:span text:style-name="T4"> </text:span><text:span text:style-name="T3">letter</text:span><text:span text:style-name="T5">{% cycle '' '\t is odd' %} <text:s text:c="2"/><text:line-break/> <text:s text:c="2"/></text:span><text:span text:style-name="T6">{% if not forloop.</text:span><text:span text:style-name="T8">last %}continue</text:span><text:span text:style-name="T6"> iterati</text:span><text:span text:style-name="T9">ng...{% end</text:span><text:span text:style-name="T7">if</text:span><text:span text:style-name="T6"> %} <text:s text:c="2"/></text:span></text:p>
      <text:p text:style-name="P1">{% endfor %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5T17:52:14.599794506</meta:creation-date>
    <dc:date>2021-01-31T12:22:55.612747410</dc:date>
    <meta:editing-duration>PT13M49S</meta:editing-duration>
    <meta:editing-cycles>9</meta:editing-cycles>
    <meta:generator>LibreOffice/7.0.3.1$Linux_X86_64 LibreOffice_project/00$Build-1</meta:generator>
    <meta:document-statistic meta:table-count="0" meta:image-count="0" meta:object-count="0" meta:page-count="1" meta:paragraph-count="3" meta:word-count="38" meta:character-count="191" meta:non-whitespace-character-count="144"/>
  </office:meta>
</office:document-meta>
</file>